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top" fo:padding-top="0.508cm"/>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fffcc" draw:textarea-horizontal-align="left" draw:textarea-vertical-align="top" draw:auto-grow-height="false" fo:min-height="0cm" fo:min-width="0cm" fo:padding-left="0.127cm" fo:padding-right="0.127cm"/>
    </style:style>
    <style:style style:name="gr6" style:family="graphic" style:parent-style-name="standard">
      <style:graphic-properties draw:fill="solid" draw:fill-color="#ffff99" draw:textarea-horizontal-align="center" draw:textarea-vertical-align="middle"/>
    </style:style>
    <style:style style:name="gr7" style:family="graphic" style:parent-style-name="standard">
      <style:graphic-properties draw:fill="solid" draw:fill-color="#e6e6ff" draw:textarea-horizontal-align="justify" draw:textarea-vertical-align="middle" draw:auto-grow-height="false" fo:min-height="0cm" fo:min-width="0cm"/>
    </style:style>
    <style:style style:name="gr8" style:family="graphic" style:parent-style-name="standard">
      <style:graphic-properties draw:fill="solid" draw:fill-color="#e6e6ff" draw:textarea-horizontal-align="left" draw:textarea-vertical-align="middle" draw:auto-grow-height="false" fo:min-height="0cm" fo:min-width="0cm"/>
    </style:style>
    <style:style style:name="gr9" style:family="graphic" style:parent-style-name="standard">
      <style:graphic-properties draw:stroke="none" draw:fill="none" draw:fill-color="#ffffff" fo:min-height="1.577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start" fo:text-indent="0cm"/>
    </style:style>
    <style:style style:name="P5" style:family="paragraph">
      <style:paragraph-properties fo:text-align="start"/>
    </style:style>
    <style:style style:name="P6" style:family="paragraph">
      <style:paragraph-properties fo:margin-left="0cm" fo:margin-right="0cm" fo:text-align="start" fo:text-indent="0cm"/>
      <style:text-properties fo:font-size="10pt"/>
    </style:style>
    <style:style style:name="P7" style:family="paragraph">
      <style:paragraph-properties fo:margin-left="0cm" fo:margin-right="0cm" fo:text-align="center" fo:text-indent="0cm"/>
      <style:text-properties fo:font-size="10pt"/>
    </style:style>
    <style:style style:name="T1"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9.757cm" svg:height="2.115cm" svg:x="16.165cm" svg:y="6.711cm">
          <text:p text:style-name="P1">Glidein Factory</text:p>
        </draw:rect>
        <draw:custom-shape draw:style-name="gr2" draw:text-style-name="P1" draw:layer="layout" svg:width="9.606cm" svg:height="2.324cm" svg:x="3.32cm" svg:y="0.798cm">
          <text:p text:style-name="P1">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20.638cm" svg:y1="6.549cm" svg:x2="12.978cm" svg:y2="3.229cm">
          <text:p text:style-name="P3"/>
        </draw:line>
        <draw:frame draw:style-name="gr4" draw:layer="layout" svg:width="5.425cm" svg:height="2.139cm" svg:x="11.384cm" svg:y="4.342cm">
          <draw:text-box>
            <text:p text:style-name="P3">Publish available </text:p>
            <text:p text:style-name="P3">glidein entries</text:p>
          </draw:text-box>
        </draw:frame>
        <draw:custom-shape draw:style-name="gr5" draw:text-style-name="P5" draw:layer="layout" svg:width="7.565cm" svg:height="11.791cm" svg:x="3.227cm" svg:y="7.873cm">
          <text:p text:style-name="P4">MyType=”glidefactory”</text:p>
          <text:p text:style-name="P4">Name=”entry@factory”</text:p>
          <text:p text:style-name="P4">FactoryName=”factory”</text:p>
          <text:p text:style-name="P4">GlideinName=”entry”</text:p>
          <text:p text:style-name="P4">Attribute1=”...”</text:p>
          <text:p text:style-name="P4">...</text:p>
          <text:p text:style-name="P4">AttributeN=”...”</text:p>
          <text:p text:style-name="P4">GlideinParamXXX=”val1”</text:p>
          <text:p text:style-name="P4">...</text:p>
          <text:p text:style-name="P4">GlideinParamYYY=”valN”</text:p>
          <text:p text:style-name="P4"/>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rect draw:style-name="gr6" draw:text-style-name="P2" draw:layer="layout" svg:width="7.565cm" svg:height="0.902cm" svg:x="3.227cm" svg:y="6.971cm">
          <text:p text:style-name="P1">Published classad</text:p>
        </draw:rect>
        <draw:custom-shape draw:style-name="gr7" draw:text-style-name="P6" draw:layer="layout" svg:width="13.439cm" svg:height="3.51cm" svg:x="11.636cm" svg:y="9.909cm">
          <text:p text:style-name="P4"><text:span text:style-name="T1">Attributes describe the glidein</text:span></text:p>
          <text:p text:style-name="P4"><text:span text:style-name="T1">like:</text:span></text:p>
          <text:p text:style-name="P4"><text:span text:style-name="T1">ARCH=”INTEL”, MaxHours=72, Site=”Florida”</text:span></text:p>
          <draw:enhanced-geometry svg:viewBox="0 0 21600 21600" draw:text-areas="3000 3320 17110 17330" draw:type="cloud-callout" draw:modifiers="64.2857142857143 20332.66875534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6" draw:layer="layout" svg:width="14.211cm" svg:height="3.483cm" svg:x="11.495cm" svg:y="16.181cm">
          <text:p text:style-name="P3"/>
          <draw:enhanced-geometry svg:viewBox="0 0 21600 21600" draw:mirror-horizontal="false" draw:mirror-vertical="false" draw:text-areas="3000 3320 17110 17330" draw:type="cloud-callout" draw:modifiers="217.383348581885 65.628560577288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 draw:text-style-name="P7" draw:layer="layout" svg:width="4.648cm" svg:height="1.02cm" svg:x="0.836cm" svg:y="5.387cm">
          <text:p text:style-name="P1"><text:span text:style-name="T1">Due to Condor limitations,</text:span></text:p>
          <text:p text:style-name="P1"><text:span text:style-name="T1">define also GlideinMyType</text:span></text:p>
          <draw:enhanced-geometry svg:viewBox="0 0 21600 21600" draw:type="line-callout-2" draw:modifiers="11345.9238545924 67740.6464250735 8260.87330608733 66725.1714005877 -111.507851150785 20563.369245837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9" draw:text-style-name="P4" draw:layer="layout" svg:width="12.821cm" svg:height="2.351cm" svg:x="12.683cm" svg:y="16.682cm">
          <draw:text-box>
            <text:p text:style-name="P4"><text:span text:style-name="T1">Parameters set glidein parameter defaults </text:span></text:p>
            <text:p text:style-name="P4"><text:span text:style-name="T1">like:</text:span></text:p>
            <text:p text:style-name="P4"><text:span text:style-name="T1">CONDOR_HOST=”UNDEFINED”,SEC_DEFAULT_ENCRYPTION=OPTIONAL</text:span></text:p>
            <text:p text:style-name="P4"><text:span text:style-name="T1">MinDisk=16G, CheckFilesExist=”/tmp/CMS,$DATA/OSG”</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6.67cm" fo:page-height="20.57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10-03T09:12:04</meta:creation-date>
    <dc:date>2006-10-09T12:44:41</dc:date>
    <dc:language>en-US</dc:language>
    <meta:editing-cycles>4</meta:editing-cycles>
    <meta:editing-duration>PT40M15S</meta:editing-duration>
    <meta:user-defined meta:name="Info 1"/>
    <meta:user-defined meta:name="Info 2"/>
    <meta:user-defined meta:name="Info 3"/>
    <meta:user-defined meta:name="Info 4"/>
    <meta:document-statistic meta:object-count="10"/>
  </office:meta>
</office:document-meta>
</file>